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12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0.1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2">
          <table:table-cell office:value-type="string">
            <text:p>Skriva funktioner för att visa en specifik medlems informat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<text:span text:style-name="T1">Dag 2: </text:span><text:span text:style-name="T2">Gick snabbare än förväntat.</text:span></text:p>
          </table:table-cell>
        </table:table-row>
        <table:table-row table:style-name="ro2">
          <table:table-cell office:value-type="string">
            <text:p>Forts. User interface till applikationen och nya funktion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pan text:style-name="T1">Dag 1:</text:span><text:span text:style-name="T2"> Gjorde ett ui för val av en medlem. Borde passa resterande funktioner där man ska välja en specifik medlem att hantera.</text:span></text:p>
          </table:table-cell>
        </table:table-row>
        <table:table-row table:style-name="ro1">
          <table:table-cell office:value-type="string">
            <text:p>Skriva funktioner för att kunna ändra på en medlems förnamn, efternamn och telefonnummer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4">
            <text:p>4</text:p>
          </table:table-cell>
          <table:table-cell table:style-name="ce1" table:formula="of:=SUM([.D2:.D4])" office:value-type="float" office:value="2">
            <text:p>2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3">
            <text:p>3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C30" table:end-x="1.047cm" table:end-y="0.107cm" draw:z-index="0" draw:style-name="gr1" draw:text-style-name="P1" svg:width="15.974cm" svg:height="9.006cm" svg:x="2.398cm" svg:y="0.133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2014-01-09</text:date>, <text:time>17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8:18:19.74</meta:creation-date>
    <dc:date>2014-01-09T17:48:10.20</dc:date>
    <meta:editing-duration>PT17H16M</meta:editing-duration>
    <meta:editing-cycles>3</meta:editing-cycles>
    <meta:generator>OpenOffice/4.0.1$Win32 OpenOffice.org_project/401m5$Build-9714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2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905cm" svg:y="8cm" chart:style-name="ch7">
              <text:p>Dagar(2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